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9.2" calcext:value-type="float">
            <text:p>9,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.7" calcext:value-type="float">
            <text:p>5,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.1" calcext:value-type="float">
            <text:p>6,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.00.0000</text:date>, <text:time style:data-style-name="N2" text:time-value="15:11:24.8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7-05T16:40:36.845000000</dc:date>
    <meta:editing-duration>PT58M56S</meta:editing-duration>
    <meta:editing-cycles>2</meta:editing-cycles>
    <meta:document-statistic meta:table-count="1" meta:cell-count="27" meta:object-count="0"/>
  </office:meta>
</office:document-meta>
</file>